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1.6028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835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Size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MMENT</text:p>
          </table:table-cell>
          <table:table-cell table:style-name="ce2" office:value-type="string">
            <text:p>VERY HIGH ZOOM</text:p>
          </table:table-cell>
          <table:table-cell table:style-name="ce5" table:number-columns-repeated="7"/>
          <table:table-cell table:style-name="ce3" table:number-columns-repeated="5"/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an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ank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bench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ench.sv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caf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caf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restaura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estaurant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schoo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choo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recycl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ecycling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atm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atm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toilet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toilet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fast_foo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astfoo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pu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ub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post_box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ostbox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information</text:p>
          </table:table-cell>
          <table:table-cell office:value-type="string">
            <text:p>guide_pos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guidepost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sport</text:p>
          </table:table-cell>
          <table:table-cell office:value-type="string">
            <text:p>swimm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wimming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sport</text:p>
          </table:table-cell>
          <table:table-cell office:value-type="string">
            <text:p>socc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occ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shop</text:p>
          </table:table-cell>
          <table:table-cell office:value-type="string">
            <text:p>supermarke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upermarket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kindergarte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kindergarte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natural</text:p>
          </table:table-cell>
          <table:table-cell office:value-type="string">
            <text:p>spr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pring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teleph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telephon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fountai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ountai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building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office:value-type="string">
            <text:p>addr:housenumber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fire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irestatio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sub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SubStatio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MMENT</text:p>
          </table:table-cell>
          <table:table-cell table:number-columns-repeated="17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lighthous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ighthous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uoy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oy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raffic_sign</text:p>
          </table:table-cell>
          <table:table-cell office:value-type="string">
            <text:p>city_limi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citylimit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ower|power_source</text:p>
          </table:table-cell>
          <table:table-cell office:value-type="string">
            <text:p>generator|wi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Win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natural</text:p>
          </table:table-cell>
          <table:table-cell office:value-type="string">
            <text:p>pea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!_lon!_lat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eak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bus_sto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ga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gate.sv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wal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wall.sv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u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ue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place_of_worshi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church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arking.pn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layground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pol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olice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off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bus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usstatio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office:value-type="string">
            <text:p>enforcement</text:p>
          </table:table-cell>
          <table:table-cell office:value-type="string">
            <text:p>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ada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enforcement</text:p>
          </table:table-cell>
          <table:table-cell office:value-type="string">
            <text:p>max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ada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enforcement</text:p>
          </table:table-cell>
          <table:table-cell office:value-type="string">
            <text:p>traffic_signal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litz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picnic_si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icnic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office:value-type="string">
            <text:p>tourism</text:p>
          </table:table-cell>
          <table:table-cell office:value-type="string">
            <text:p>viewpoi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inocular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tourism</text:p>
          </table:table-cell>
          <table:table-cell office:value-type="string">
            <text:p>attrac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glass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tourism</text:p>
          </table:table-cell>
          <table:table-cell office:value-type="string">
            <text:p>hot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hote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inform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info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ieldHospita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ieldHospita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hospita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pharmac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harmacy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po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Tow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Tow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man_made|tower:type</text:p>
          </table:table-cell>
          <table:table-cell office:value-type="string">
            <text:p>tower|communic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towerRadio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2">
          <table:table-cell office:value-type="string">
            <text:p>man_made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tow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2">
          <table:table-cell office:value-type="string">
            <text:p>railway</text:p>
          </table:table-cell>
          <table:table-cell office:value-type="string">
            <text:p>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ailwaystatio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MMENT</text:p>
          </table:table-cell>
          <table:table-cell table:style-name="ce3" office:value-type="string">
            <text:p>PLACES</text:p>
          </table:table-cell>
          <table:table-cell table:number-columns-repeated="16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island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hamlet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BorderColor</text:p>
          </table:table-cell>
          <table:table-cell table:style-name="ce1" office:value-type="string">
            <text:p>BorderThickness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BaseLayer</text:p>
          </table:table-cell>
          <table:table-cell office:value-type="string">
            <text:p>AreaIcon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living_street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string">
            <text:p>sans-serif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edestrian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string">
            <text:p>sans-serif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teps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oad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goldenro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goldenro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darkkhaki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rd</text:p>
          </table:table-cell>
          <table:table-cell office:value-type="string">
            <text:p>black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1</text:p>
          </table:table-cell>
          <table:table-cell office:value-type="string">
            <text:p>darkgre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2</text:p>
          </table:table-cell>
          <table:table-cell office:value-type="string">
            <text:p>darkgre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3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4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5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ath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route</text:p>
          </table:table-cell>
          <table:table-cell office:value-type="string">
            <text:p>ferry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ddr:interpolation</text:p>
          </table:table-cell>
          <table:table-cell office:value-type="string">
            <text:p>*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line</text:p>
          </table:table-cell>
          <table:table-cell office:value-type="string">
            <text:p>darkg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railway</text:p>
          </table:table-cell>
          <table:table-cell office:value-type="string">
            <text:p>rail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canal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rain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25001">
            <text:p>2500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!addr:housenumber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man_made</text:p>
          </table:table-cell>
          <table:table-cell office:value-type="string">
            <text:p>pier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ier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Parking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am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oastline</text:p>
          </table:table-cell>
          <table:table-cell office:value-type="string">
            <text:p>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beach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Beach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scree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cree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heath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Heat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marsh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Mars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liff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tadium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Playground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ports_centre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emete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Cemetery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ilita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Military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ervoir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reservoir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ood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yar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grass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eadow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industr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ommerc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table:style-name="ce3" office:value-type="string">
            <text:p>SECTION</text:p>
          </table:table-cell>
          <table:table-cell table:style-name="ce3" office:value-type="string">
            <text:p>ROUTES</text:p>
          </table:table-cell>
          <table:table-cell table:style-name="ce3" office:value-type="string">
            <text:p>ThicknessLine</text:p>
          </table:table-cell>
          <table:table-cell table:style-name="ce3" office:value-type="string">
            <text:p>DashStyle</text:p>
          </table:table-cell>
          <table:table-cell table:style-name="ce3" office:value-type="string">
            <text:p>Opacity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StopNodeThickness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9"/>
        </table:table-row>
        <table:table-row table:style-name="ro1">
          <table:table-cell table:style-name="ce4" office:value-type="string">
            <text:p>hiking</text:p>
          </table:table-cell>
          <table:table-cell office:value-type="string">
            <text:p>red;pink;yellow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9"/>
        </table:table-row>
        <table:table-row table:style-name="ro1">
          <table:table-cell office:value-type="string">
            <text:p>bus</text:p>
          </table:table-cell>
          <table:table-cell office:value-type="string">
            <text:p>red;pink;yellow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SECTION</text:p>
          </table:table-cell>
          <table:table-cell table:style-name="ce3" office:value-type="string">
            <text:p>END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6">03/26/2010</text:date>, <text:time>11:2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26T11:20:13</dc:date>
    <dc:creator>gs </dc:creator>
    <meta:generator>OpenOffice.org/3.1$Linux OpenOffice.org_project/310m19$Build-9420</meta:generator>
    <meta:editing-duration>PT05H47M08S</meta:editing-duration>
    <meta:editing-cycles>138</meta:editing-cycles>
    <meta:document-statistic meta:table-count="1" meta:cell-count="2392" meta:object-count="0"/>
  </office:meta>
</office:document-meta>
</file>